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627" calcext:value-type="float">
            <text:p><text:s text:c="3"/>147,627</text:p>
          </table:table-cell>
          <table:table-cell table:style-name="ce35" office:value-type="float" office:value="8553994" calcext:value-type="float">
            <text:p><text:s text:c="3"/>8,553,994</text:p>
          </table:table-cell>
          <table:table-cell table:style-name="ce35" office:value-type="float" office:value="23532065" calcext:value-type="float">
            <text:p><text:s text:c="3"/>23,532,065</text:p>
          </table:table-cell>
          <table:table-cell table:style-name="ce35" office:value-type="float" office:value="11716952" calcext:value-type="float">
            <text:p><text:s text:c="3"/>11,716,952</text:p>
          </table:table-cell>
          <table:table-cell table:style-name="ce35" office:value-type="float" office:value="11815113" calcext:value-type="float">
            <text:p><text:s text:c="3"/>11,815,113</text:p>
          </table:table-cell>
          <table:table-cell table:style-name="ce56" office:value-type="float" office:value="99.17" calcext:value-type="float">
            <text:p>99.17</text:p>
          </table:table-cell>
          <table:table-cell table:style-name="ce56" office:value-type="float" office:value="650.11" calcext:value-type="float">
            <text:p>650.11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73" calcext:value-type="float">
            <text:p><text:s text:c="3"/>147,373</text:p>
          </table:table-cell>
          <table:table-cell table:style-name="ce35" office:value-type="float" office:value="8561383" calcext:value-type="float">
            <text:p><text:s text:c="3"/>8,561,383</text:p>
          </table:table-cell>
          <table:table-cell table:style-name="ce35" office:value-type="float" office:value="23539816" calcext:value-type="float">
            <text:p><text:s text:c="3"/>23,539,816</text:p>
          </table:table-cell>
          <table:table-cell table:style-name="ce35" office:value-type="float" office:value="11719270" calcext:value-type="float">
            <text:p><text:s text:c="3"/>11,719,270</text:p>
          </table:table-cell>
          <table:table-cell table:style-name="ce35" office:value-type="float" office:value="11820546" calcext:value-type="float">
            <text:p><text:s text:c="3"/>11,820,546</text:p>
          </table:table-cell>
          <table:table-cell table:style-name="ce56" office:value-type="float" office:value="99.14" calcext:value-type="float">
            <text:p>99.14</text:p>
          </table:table-cell>
          <table:table-cell table:style-name="ce56" office:value-type="float" office:value="650.32" calcext:value-type="float">
            <text:p>650.3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9" calcext:value-type="float">
            <text:p><text:s text:c="3"/>147,389</text:p>
          </table:table-cell>
          <table:table-cell table:style-name="ce35" office:value-type="float" office:value="8565588" calcext:value-type="float">
            <text:p><text:s text:c="3"/>8,565,588</text:p>
          </table:table-cell>
          <table:table-cell table:style-name="ce35" office:value-type="float" office:value="23543346" calcext:value-type="float">
            <text:p><text:s text:c="3"/>23,543,346</text:p>
          </table:table-cell>
          <table:table-cell table:style-name="ce35" office:value-type="float" office:value="11719646" calcext:value-type="float">
            <text:p><text:s text:c="3"/>11,719,646</text:p>
          </table:table-cell>
          <table:table-cell table:style-name="ce35" office:value-type="float" office:value="11823700" calcext:value-type="float">
            <text:p><text:s text:c="3"/>11,823,700</text:p>
          </table:table-cell>
          <table:table-cell table:style-name="ce56" office:value-type="float" office:value="99.12" calcext:value-type="float">
            <text:p>99.12</text:p>
          </table:table-cell>
          <table:table-cell table:style-name="ce56" office:value-type="float" office:value="650.42" calcext:value-type="float">
            <text:p>650.4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8" calcext:value-type="float">
            <text:p><text:s text:c="3"/>147,388</text:p>
          </table:table-cell>
          <table:table-cell table:style-name="ce35" office:value-type="float" office:value="8571052" calcext:value-type="float">
            <text:p><text:s text:c="3"/>8,571,052</text:p>
          </table:table-cell>
          <table:table-cell table:style-name="ce35" office:value-type="float" office:value="23544189" calcext:value-type="float">
            <text:p><text:s text:c="3"/>23,544,189</text:p>
          </table:table-cell>
          <table:table-cell table:style-name="ce35" office:value-type="float" office:value="11718795" calcext:value-type="float">
            <text:p><text:s text:c="3"/>11,718,795</text:p>
          </table:table-cell>
          <table:table-cell table:style-name="ce35" office:value-type="float" office:value="11825394" calcext:value-type="float">
            <text:p><text:s text:c="3"/>11,825,394</text:p>
          </table:table-cell>
          <table:table-cell table:style-name="ce56" office:value-type="float" office:value="99.1" calcext:value-type="float">
            <text:p>99.10</text:p>
          </table:table-cell>
          <table:table-cell table:style-name="ce56" office:value-type="float" office:value="650.44" calcext:value-type="float">
            <text:p>650.44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35" calcext:value-type="float">
            <text:p><text:s text:c="3"/>147,435</text:p>
          </table:table-cell>
          <table:table-cell table:style-name="ce35" office:value-type="float" office:value="8578609" calcext:value-type="float">
            <text:p><text:s text:c="3"/>8,578,609</text:p>
          </table:table-cell>
          <table:table-cell table:style-name="ce35" office:value-type="float" office:value="23545680" calcext:value-type="float">
            <text:p><text:s text:c="3"/>23,545,680</text:p>
          </table:table-cell>
          <table:table-cell table:style-name="ce35" office:value-type="float" office:value="11718068" calcext:value-type="float">
            <text:p><text:s text:c="3"/>11,718,068</text:p>
          </table:table-cell>
          <table:table-cell table:style-name="ce35" office:value-type="float" office:value="11827612" calcext:value-type="float">
            <text:p><text:s text:c="3"/>11,827,612</text:p>
          </table:table-cell>
          <table:table-cell table:style-name="ce56" office:value-type="float" office:value="99.07" calcext:value-type="float">
            <text:p>99.07</text:p>
          </table:table-cell>
          <table:table-cell table:style-name="ce56" office:value-type="float" office:value="650.49" calcext:value-type="float">
            <text:p>650.49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3" calcext:value-type="float">
            <text:p><text:s text:c="3"/>147,443</text:p>
          </table:table-cell>
          <table:table-cell table:style-name="ce35" office:value-type="float" office:value="8584702" calcext:value-type="float">
            <text:p><text:s text:c="3"/>8,584,702</text:p>
          </table:table-cell>
          <table:table-cell table:style-name="ce35" office:value-type="float" office:value="23547448" calcext:value-type="float">
            <text:p><text:s text:c="3"/>23,547,448</text:p>
          </table:table-cell>
          <table:table-cell table:style-name="ce35" office:value-type="float" office:value="11717633" calcext:value-type="float">
            <text:p><text:s text:c="3"/>11,717,633</text:p>
          </table:table-cell>
          <table:table-cell table:style-name="ce35" office:value-type="float" office:value="11829815" calcext:value-type="float">
            <text:p><text:s text:c="3"/>11,829,815</text:p>
          </table:table-cell>
          <table:table-cell table:style-name="ce56" office:value-type="float" office:value="99.05" calcext:value-type="float">
            <text:p>99.05</text:p>
          </table:table-cell>
          <table:table-cell table:style-name="ce56" office:value-type="float" office:value="650.53" calcext:value-type="float">
            <text:p>650.53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7]-[.B24])/[.B24]*100);0;([.B37]-[.B24])/[.B24]*100)" office:value-type="float" office:value="0" calcext:value-type="float">
            <text:p>－</text:p>
          </table:table-cell>
          <table:table-cell table:style-name="ce22" table:formula="of:=IF(ISERROR(([.C37]-[.C24])/[.C24]*100);0;([.C37]-[.C24])/[.C24]*100)" office:value-type="float" office:value="0" calcext:value-type="float">
            <text:p>－</text:p>
          </table:table-cell>
          <table:table-cell table:style-name="ce22" table:formula="of:=IF(ISERROR(([.D37]-[.D24])/[.D24]*100);0;([.D37]-[.D24])/[.D24]*100)" office:value-type="float" office:value="0" calcext:value-type="float">
            <text:p>－</text:p>
          </table:table-cell>
          <table:table-cell table:style-name="ce40" table:formula="of:=IF(ISERROR(([.E37]-[.E24])/[.E24]*100);0;([.E37]-[.E24])/[.E24]*100)" office:value-type="float" office:value="-0.0799311779010615" calcext:value-type="float">
            <text:p>－ <text:s text:c="2"/>0.08</text:p>
          </table:table-cell>
          <table:table-cell table:style-name="ce22" table:formula="of:=IF(ISERROR(([.F37]-[.F24])/[.F24]*100);0;([.F37]-[.F24])/[.F24]*100)" office:value-type="float" office:value="1.05010595050686" calcext:value-type="float">
            <text:p>1.05</text:p>
          </table:table-cell>
          <table:table-cell table:style-name="ce22" table:formula="of:=IF(ISERROR(([.G37]-[.G24])/[.G24]*100);0;([.G37]-[.G24])/[.G24]*100)" office:value-type="float" office:value="0.147832330056882" calcext:value-type="float">
            <text:p>0.15</text:p>
          </table:table-cell>
          <table:table-cell table:style-name="ce22" table:formula="of:=IF(ISERROR(([.H37]-[.H24])/[.H24]*100);0;([.H37]-[.H24])/[.H24]*100)" office:value-type="float" office:value="0.0134249931210779" calcext:value-type="float">
            <text:p>0.01</text:p>
          </table:table-cell>
          <table:table-cell table:style-name="ce22" table:formula="of:=IF(ISERROR(([.I37]-[.I24])/[.I24]*100);0;([.I37]-[.I24])/[.I24]*100)" office:value-type="float" office:value="0.2811229989929" calcext:value-type="float">
            <text:p>0.28</text:p>
          </table:table-cell>
          <table:table-cell table:style-name="ce40" table:formula="of:=IF(ISERROR(([.J37]-[.J24])/[.J24]*100);0;([.J37]-[.J24])/[.J24]*100)" office:value-type="float" office:value="-0.272259755974585" calcext:value-type="float">
            <text:p>－ <text:s text:c="2"/>0.27</text:p>
          </table:table-cell>
          <table:table-cell table:style-name="ce22" table:formula="of:=IF(ISERROR(([.K37]-[.K24])/[.K24]*100);0;([.K37]-[.K24])/[.K24]*100)" office:value-type="float" office:value="0.147667317838525" calcext:value-type="float">
            <text:p>0.15</text:p>
          </table:table-cell>
          <table:table-cell table:style-name="ce72" table:formula="of:=IF(ISERROR(([.L37]-[.L24])/[.L24]*100);0;([.L37]-[.L24])/[.L24]*100)" office:value-type="float" office:value="-0.727272727272728" calcext:value-type="float">
            <text:p>－ <text:s text:c="2"/>0.73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7]-[.B36])/[.B36]*100);0;([.B37]-[.B36])/[.B36]*100)" office:value-type="float" office:value="0" calcext:value-type="float">
            <text:p>－</text:p>
          </table:table-cell>
          <table:table-cell table:style-name="ce23" table:formula="of:=IF(ISERROR(([.C37]-[.C36])/[.C36]*100);0;([.C37]-[.C36])/[.C36]*100)" office:value-type="float" office:value="0" calcext:value-type="float">
            <text:p>－</text:p>
          </table:table-cell>
          <table:table-cell table:style-name="ce23" table:formula="of:=IF(ISERROR(([.D37]-[.D36])/[.D36]*100);0;([.D37]-[.D36])/[.D36]*100)" office:value-type="float" office:value="0" calcext:value-type="float">
            <text:p>－</text:p>
          </table:table-cell>
          <table:table-cell table:style-name="ce41" table:formula="of:=IF(ISERROR(([.E37]-[.E36])/[.E36]*100);0;([.E37]-[.E36])/[.E36]*100)" office:value-type="float" office:value="0.0169509912939709" calcext:value-type="float">
            <text:p>0.02</text:p>
          </table:table-cell>
          <table:table-cell table:style-name="ce23" table:formula="of:=IF(ISERROR(([.F37]-[.F36])/[.F36]*100);0;([.F37]-[.F36])/[.F36]*100)" office:value-type="float" office:value="0.0589206978340566" calcext:value-type="float">
            <text:p>0.06</text:p>
          </table:table-cell>
          <table:table-cell table:style-name="ce46" table:formula="of:=IF(ISERROR(([.G37]-[.G36])/[.G36]*100);0;([.G37]-[.G36])/[.G36]*100)" office:value-type="float" office:value="0.0192468330153256" calcext:value-type="float">
            <text:p>0.02</text:p>
          </table:table-cell>
          <table:table-cell table:style-name="ce48" table:formula="of:=IF(ISERROR(([.H37]-[.H36])/[.H36]*100);0;([.H37]-[.H36])/[.H36]*100)" office:value-type="float" office:value="0.00776608550460141" calcext:value-type="float">
            <text:p>0.01</text:p>
          </table:table-cell>
          <table:table-cell table:style-name="ce23" table:formula="of:=IF(ISERROR(([.I37]-[.I36])/[.I36]*100);0;([.I37]-[.I36])/[.I36]*100)" office:value-type="float" office:value="0.0306043975944352" calcext:value-type="float">
            <text:p>0.03</text:p>
          </table:table-cell>
          <table:table-cell table:style-name="ce57" table:formula="of:=IF(ISERROR(([.J37]-[.J36])/[.J36]*100);0;([.J37]-[.J36])/[.J36]*100)" office:value-type="float" office:value="-0.0303244718487831" calcext:value-type="float">
            <text:p>－ <text:s text:c="2"/>0.03</text:p>
          </table:table-cell>
          <table:table-cell table:style-name="ce23" table:formula="of:=IF(ISERROR(([.K37]-[.K36])/[.K36]*100);0;([.K37]-[.K36])/[.K36]*100)" office:value-type="float" office:value="0.0184345955910599" calcext:value-type="float">
            <text:p>0.02</text:p>
          </table:table-cell>
          <table:table-cell table:style-name="ce73" table:formula="of:=IF(ISERROR(([.L37]-[.L36])/[.L36]*100);0;([.L37]-[.L36])/[.L36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6年12月4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6 年 11 月 底" calcext:value-type="string">
            <text:p><text:s text:c="5"/>中 華 民 國 106 年 11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09" calcext:value-type="float">
            <text:p><text:s text:c="3"/>147,509</text:p>
          </table:table-cell>
          <table:table-cell table:style-name="ce34" office:value-type="float" office:value="8643820" calcext:value-type="float">
            <text:p><text:s text:c="3"/>8,643,820</text:p>
          </table:table-cell>
          <table:table-cell table:style-name="ce34" office:value-type="float" office:value="23566853" calcext:value-type="float">
            <text:p><text:s text:c="3"/>23,566,853</text:p>
          </table:table-cell>
          <table:table-cell table:style-name="ce34" office:value-type="float" office:value="11718525" calcext:value-type="float">
            <text:p><text:s text:c="3"/>11,718,525</text:p>
          </table:table-cell>
          <table:table-cell table:style-name="ce34" office:value-type="float" office:value="11848328" calcext:value-type="float">
            <text:p><text:s text:c="3"/>11,848,328</text:p>
          </table:table-cell>
          <table:table-cell table:style-name="ce55" office:value-type="float" office:value="98.9" calcext:value-type="float">
            <text:p>98.90</text:p>
          </table:table-cell>
          <table:table-cell table:style-name="ce55" office:value-type="float" office:value="651.07" calcext:value-type="float">
            <text:p>651.07</text:p>
          </table:table-cell>
          <table:table-cell table:style-name="ce70" office:value-type="float" office:value="2.73" calcext:value-type="float">
            <text:p>2.73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34" calcext:value-type="float">
            <text:p><text:s text:c="3"/>22,134</text:p>
          </table:table-cell>
          <table:table-cell table:style-name="ce34" office:value-type="float" office:value="1542120" calcext:value-type="float">
            <text:p><text:s text:c="3"/>1,542,120</text:p>
          </table:table-cell>
          <table:table-cell table:style-name="ce34" office:value-type="float" office:value="3986291" calcext:value-type="float">
            <text:p><text:s text:c="3"/>3,986,291</text:p>
          </table:table-cell>
          <table:table-cell table:style-name="ce34" office:value-type="float" office:value="1953303" calcext:value-type="float">
            <text:p><text:s text:c="3"/>1,953,303</text:p>
          </table:table-cell>
          <table:table-cell table:style-name="ce34" office:value-type="float" office:value="2032988" calcext:value-type="float">
            <text:p><text:s text:c="3"/>2,032,988</text:p>
          </table:table-cell>
          <table:table-cell table:style-name="ce55" office:value-type="float" office:value="96.08" calcext:value-type="float">
            <text:p>96.08</text:p>
          </table:table-cell>
          <table:table-cell table:style-name="ce55" office:value-type="float" office:value="1942.1" calcext:value-type="float">
            <text:p>1,942.10</text:p>
          </table:table-cell>
          <table:table-cell table:style-name="ce70" office:value-type="float" office:value="2.58" calcext:value-type="float">
            <text:p>2.58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59" calcext:value-type="float">
            <text:p><text:s text:c="3"/>9,559</text:p>
          </table:table-cell>
          <table:table-cell table:style-name="ce34" office:value-type="float" office:value="1050593" calcext:value-type="float">
            <text:p><text:s text:c="3"/>1,050,593</text:p>
          </table:table-cell>
          <table:table-cell table:style-name="ce34" office:value-type="float" office:value="2683321" calcext:value-type="float">
            <text:p><text:s text:c="3"/>2,683,321</text:p>
          </table:table-cell>
          <table:table-cell table:style-name="ce34" office:value-type="float" office:value="1282030" calcext:value-type="float">
            <text:p><text:s text:c="3"/>1,282,030</text:p>
          </table:table-cell>
          <table:table-cell table:style-name="ce34" office:value-type="float" office:value="1401291" calcext:value-type="float">
            <text:p><text:s text:c="3"/>1,401,291</text:p>
          </table:table-cell>
          <table:table-cell table:style-name="ce55" office:value-type="float" office:value="91.49" calcext:value-type="float">
            <text:p>91.49</text:p>
          </table:table-cell>
          <table:table-cell table:style-name="ce55" office:value-type="float" office:value="9872.42" calcext:value-type="float">
            <text:p>9,872.42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95" calcext:value-type="float">
            <text:p><text:s text:c="3"/>495</text:p>
          </table:table-cell>
          <table:table-cell table:style-name="ce34" office:value-type="float" office:value="11714" calcext:value-type="float">
            <text:p><text:s text:c="3"/>11,714</text:p>
          </table:table-cell>
          <table:table-cell table:style-name="ce34" office:value-type="float" office:value="789075" calcext:value-type="float">
            <text:p><text:s text:c="3"/>789,075</text:p>
          </table:table-cell>
          <table:table-cell table:style-name="ce34" office:value-type="float" office:value="2184655" calcext:value-type="float">
            <text:p><text:s text:c="3"/>2,184,655</text:p>
          </table:table-cell>
          <table:table-cell table:style-name="ce34" office:value-type="float" office:value="1088179" calcext:value-type="float">
            <text:p><text:s text:c="3"/>1,088,179</text:p>
          </table:table-cell>
          <table:table-cell table:style-name="ce34" office:value-type="float" office:value="1096476" calcext:value-type="float">
            <text:p><text:s text:c="3"/>1,096,476</text:p>
          </table:table-cell>
          <table:table-cell table:style-name="ce55" office:value-type="float" office:value="99.24" calcext:value-type="float">
            <text:p>99.24</text:p>
          </table:table-cell>
          <table:table-cell table:style-name="ce55" office:value-type="float" office:value="1789.3" calcext:value-type="float">
            <text:p>1,789.30</text:p>
          </table:table-cell>
          <table:table-cell table:style-name="ce70" office:value-type="float" office:value="2.77" calcext:value-type="float">
            <text:p>2.7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57971" calcext:value-type="float">
            <text:p><text:s text:c="3"/>957,971</text:p>
          </table:table-cell>
          <table:table-cell table:style-name="ce34" office:value-type="float" office:value="2785159" calcext:value-type="float">
            <text:p><text:s text:c="3"/>2,785,159</text:p>
          </table:table-cell>
          <table:table-cell table:style-name="ce34" office:value-type="float" office:value="1373382" calcext:value-type="float">
            <text:p><text:s text:c="3"/>1,373,382</text:p>
          </table:table-cell>
          <table:table-cell table:style-name="ce34" office:value-type="float" office:value="1411777" calcext:value-type="float">
            <text:p><text:s text:c="3"/>1,411,777</text:p>
          </table:table-cell>
          <table:table-cell table:style-name="ce55" office:value-type="float" office:value="97.28" calcext:value-type="float">
            <text:p>97.28</text:p>
          </table:table-cell>
          <table:table-cell table:style-name="ce55" office:value-type="float" office:value="1257.47" calcext:value-type="float">
            <text:p>1,257.47</text:p>
          </table:table-cell>
          <table:table-cell table:style-name="ce70" office:value-type="float" office:value="2.91" calcext:value-type="float">
            <text:p>2.9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52" calcext:value-type="float">
            <text:p><text:s text:c="3"/>752</text:p>
          </table:table-cell>
          <table:table-cell table:style-name="ce34" office:value-type="float" office:value="14626" calcext:value-type="float">
            <text:p><text:s text:c="3"/>14,626</text:p>
          </table:table-cell>
          <table:table-cell table:style-name="ce34" office:value-type="float" office:value="683520" calcext:value-type="float">
            <text:p><text:s text:c="3"/>683,520</text:p>
          </table:table-cell>
          <table:table-cell table:style-name="ce34" office:value-type="float" office:value="1886465" calcext:value-type="float">
            <text:p><text:s text:c="3"/>1,886,465</text:p>
          </table:table-cell>
          <table:table-cell table:style-name="ce34" office:value-type="float" office:value="942317" calcext:value-type="float">
            <text:p><text:s text:c="3"/>942,317</text:p>
          </table:table-cell>
          <table:table-cell table:style-name="ce34" office:value-type="float" office:value="944148" calcext:value-type="float">
            <text:p><text:s text:c="3"/>944,148</text:p>
          </table:table-cell>
          <table:table-cell table:style-name="ce55" office:value-type="float" office:value="99.81" calcext:value-type="float">
            <text:p>99.81</text:p>
          </table:table-cell>
          <table:table-cell table:style-name="ce55" office:value-type="float" office:value="860.75" calcext:value-type="float">
            <text:p>860.75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1722" calcext:value-type="float">
            <text:p><text:s text:c="3"/>1,091,722</text:p>
          </table:table-cell>
          <table:table-cell table:style-name="ce34" office:value-type="float" office:value="2776846" calcext:value-type="float">
            <text:p><text:s text:c="3"/>2,776,846</text:p>
          </table:table-cell>
          <table:table-cell table:style-name="ce34" office:value-type="float" office:value="1375691" calcext:value-type="float">
            <text:p><text:s text:c="3"/>1,375,691</text:p>
          </table:table-cell>
          <table:table-cell table:style-name="ce34" office:value-type="float" office:value="1401155" calcext:value-type="float">
            <text:p><text:s text:c="3"/>1,401,155</text:p>
          </table:table-cell>
          <table:table-cell table:style-name="ce55" office:value-type="float" office:value="98.18" calcext:value-type="float">
            <text:p>98.18</text:p>
          </table:table-cell>
          <table:table-cell table:style-name="ce55" office:value-type="float" office:value="940.71" calcext:value-type="float">
            <text:p>940.71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1" calcext:value-type="float">
            <text:p><text:s text:c="3"/>3,541</text:p>
          </table:table-cell>
          <table:table-cell table:style-name="ce34" office:value-type="float" office:value="58735" calcext:value-type="float">
            <text:p><text:s text:c="3"/>58,735</text:p>
          </table:table-cell>
          <table:table-cell table:style-name="ce34" office:value-type="float" office:value="2486078" calcext:value-type="float">
            <text:p><text:s text:c="3"/>2,486,078</text:p>
          </table:table-cell>
          <table:table-cell table:style-name="ce34" office:value-type="float" office:value="7114020" calcext:value-type="float">
            <text:p><text:s text:c="3"/>7,114,020</text:p>
          </table:table-cell>
          <table:table-cell table:style-name="ce34" office:value-type="float" office:value="3627697" calcext:value-type="float">
            <text:p><text:s text:c="3"/>3,627,697</text:p>
          </table:table-cell>
          <table:table-cell table:style-name="ce34" office:value-type="float" office:value="3486323" calcext:value-type="float">
            <text:p><text:s text:c="3"/>3,486,323</text:p>
          </table:table-cell>
          <table:table-cell table:style-name="ce55" office:value-type="float" office:value="104.06" calcext:value-type="float">
            <text:p>104.06</text:p>
          </table:table-cell>
          <table:table-cell table:style-name="ce55" office:value-type="float" office:value="283.31" calcext:value-type="float">
            <text:p>283.31</text:p>
          </table:table-cell>
          <table:table-cell table:style-name="ce70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1" calcext:value-type="float">
            <text:p><text:s text:c="3"/>3,661</text:p>
          </table:table-cell>
          <table:table-cell table:style-name="ce35" office:value-type="float" office:value="168543" calcext:value-type="float">
            <text:p><text:s text:c="3"/>168,543</text:p>
          </table:table-cell>
          <table:table-cell table:style-name="ce35" office:value-type="float" office:value="456688" calcext:value-type="float">
            <text:p><text:s text:c="3"/>456,688</text:p>
          </table:table-cell>
          <table:table-cell table:style-name="ce35" office:value-type="float" office:value="231048" calcext:value-type="float">
            <text:p><text:s text:c="3"/>231,048</text:p>
          </table:table-cell>
          <table:table-cell table:style-name="ce35" office:value-type="float" office:value="225640" calcext:value-type="float">
            <text:p><text:s text:c="3"/>225,640</text:p>
          </table:table-cell>
          <table:table-cell table:style-name="ce56" office:value-type="float" office:value="102.4" calcext:value-type="float">
            <text:p>102.40</text:p>
          </table:table-cell>
          <table:table-cell table:style-name="ce56" office:value-type="float" office:value="213.04" calcext:value-type="float">
            <text:p>213.04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71" calcext:value-type="float">
            <text:p><text:s text:c="3"/>3,271</text:p>
          </table:table-cell>
          <table:table-cell table:style-name="ce35" office:value-type="float" office:value="190932" calcext:value-type="float">
            <text:p><text:s text:c="3"/>190,932</text:p>
          </table:table-cell>
          <table:table-cell table:style-name="ce35" office:value-type="float" office:value="551816" calcext:value-type="float">
            <text:p><text:s text:c="3"/>551,816</text:p>
          </table:table-cell>
          <table:table-cell table:style-name="ce35" office:value-type="float" office:value="281899" calcext:value-type="float">
            <text:p><text:s text:c="3"/>281,899</text:p>
          </table:table-cell>
          <table:table-cell table:style-name="ce35" office:value-type="float" office:value="269917" calcext:value-type="float">
            <text:p><text:s text:c="3"/>269,917</text:p>
          </table:table-cell>
          <table:table-cell table:style-name="ce56" office:value-type="float" office:value="104.44" calcext:value-type="float">
            <text:p>104.44</text:p>
          </table:table-cell>
          <table:table-cell table:style-name="ce56" office:value-type="float" office:value="386.55" calcext:value-type="float">
            <text:p>386.55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4654" calcext:value-type="float">
            <text:p><text:s text:c="3"/>4,654</text:p>
          </table:table-cell>
          <table:table-cell table:style-name="ce35" office:value-type="float" office:value="187738" calcext:value-type="float">
            <text:p><text:s text:c="3"/>187,738</text:p>
          </table:table-cell>
          <table:table-cell table:style-name="ce35" office:value-type="float" office:value="554267" calcext:value-type="float">
            <text:p><text:s text:c="3"/>554,267</text:p>
          </table:table-cell>
          <table:table-cell table:style-name="ce35" office:value-type="float" office:value="286057" calcext:value-type="float">
            <text:p><text:s text:c="3"/>286,057</text:p>
          </table:table-cell>
          <table:table-cell table:style-name="ce35" office:value-type="float" office:value="268210" calcext:value-type="float">
            <text:p><text:s text:c="3"/>268,210</text:p>
          </table:table-cell>
          <table:table-cell table:style-name="ce56" office:value-type="float" office:value="106.65" calcext:value-type="float">
            <text:p>106.65</text:p>
          </table:table-cell>
          <table:table-cell table:style-name="ce56" office:value-type="float" office:value="304.49" calcext:value-type="float">
            <text:p>304.49</text:p>
          </table:table-cell>
          <table:table-cell table:style-name="ce71" office:value-type="float" office:value="2.95" calcext:value-type="float">
            <text:p>2.9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7010" calcext:value-type="float">
            <text:p><text:s text:c="3"/>387,010</text:p>
          </table:table-cell>
          <table:table-cell table:style-name="ce35" office:value-type="float" office:value="1282669" calcext:value-type="float">
            <text:p><text:s text:c="3"/>1,282,669</text:p>
          </table:table-cell>
          <table:table-cell table:style-name="ce35" office:value-type="float" office:value="653799" calcext:value-type="float">
            <text:p><text:s text:c="3"/>653,799</text:p>
          </table:table-cell>
          <table:table-cell table:style-name="ce35" office:value-type="float" office:value="628870" calcext:value-type="float">
            <text:p><text:s text:c="3"/>628,870</text:p>
          </table:table-cell>
          <table:table-cell table:style-name="ce56" office:value-type="float" office:value="103.96" calcext:value-type="float">
            <text:p>103.96</text:p>
          </table:table-cell>
          <table:table-cell table:style-name="ce56" office:value-type="float" office:value="1193.85" calcext:value-type="float">
            <text:p>1,193.85</text:p>
          </table:table-cell>
          <table:table-cell table:style-name="ce71" office:value-type="float" office:value="3.31" calcext:value-type="float">
            <text:p>3.3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0" calcext:value-type="float">
            <text:p><text:s text:c="3"/>4,270</text:p>
          </table:table-cell>
          <table:table-cell table:style-name="ce35" office:value-type="float" office:value="178037" calcext:value-type="float">
            <text:p><text:s text:c="3"/>178,037</text:p>
          </table:table-cell>
          <table:table-cell table:style-name="ce35" office:value-type="float" office:value="501474" calcext:value-type="float">
            <text:p><text:s text:c="3"/>501,474</text:p>
          </table:table-cell>
          <table:table-cell table:style-name="ce35" office:value-type="float" office:value="256920" calcext:value-type="float">
            <text:p><text:s text:c="3"/>256,920</text:p>
          </table:table-cell>
          <table:table-cell table:style-name="ce35" office:value-type="float" office:value="244554" calcext:value-type="float">
            <text:p><text:s text:c="3"/>244,554</text:p>
          </table:table-cell>
          <table:table-cell table:style-name="ce56" office:value-type="float" office:value="105.06" calcext:value-type="float">
            <text:p>105.06</text:p>
          </table:table-cell>
          <table:table-cell table:style-name="ce56" office:value-type="float" office:value="122.12" calcext:value-type="float">
            <text:p>122.12</text:p>
          </table:table-cell>
          <table:table-cell table:style-name="ce71" office:value-type="float" office:value="2.82" calcext:value-type="float">
            <text:p>2.8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303" calcext:value-type="float">
            <text:p><text:s text:c="3"/>240,303</text:p>
          </table:table-cell>
          <table:table-cell table:style-name="ce35" office:value-type="float" office:value="690662" calcext:value-type="float">
            <text:p><text:s text:c="3"/>690,662</text:p>
          </table:table-cell>
          <table:table-cell table:style-name="ce35" office:value-type="float" office:value="358358" calcext:value-type="float">
            <text:p><text:s text:c="3"/>358,358</text:p>
          </table:table-cell>
          <table:table-cell table:style-name="ce35" office:value-type="float" office:value="332304" calcext:value-type="float">
            <text:p><text:s text:c="3"/>332,304</text:p>
          </table:table-cell>
          <table:table-cell table:style-name="ce56" office:value-type="float" office:value="107.84" calcext:value-type="float">
            <text:p>107.84</text:p>
          </table:table-cell>
          <table:table-cell table:style-name="ce56" office:value-type="float" office:value="535.05" calcext:value-type="float">
            <text:p>535.05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36" calcext:value-type="float">
            <text:p><text:s text:c="3"/>5,336</text:p>
          </table:table-cell>
          <table:table-cell table:style-name="ce35" office:value-type="float" office:value="182879" calcext:value-type="float">
            <text:p><text:s text:c="3"/>182,879</text:p>
          </table:table-cell>
          <table:table-cell table:style-name="ce35" office:value-type="float" office:value="511520" calcext:value-type="float">
            <text:p><text:s text:c="3"/>511,520</text:p>
          </table:table-cell>
          <table:table-cell table:style-name="ce35" office:value-type="float" office:value="266108" calcext:value-type="float">
            <text:p><text:s text:c="3"/>266,108</text:p>
          </table:table-cell>
          <table:table-cell table:style-name="ce35" office:value-type="float" office:value="245412" calcext:value-type="float">
            <text:p><text:s text:c="3"/>245,412</text:p>
          </table:table-cell>
          <table:table-cell table:style-name="ce56" office:value-type="float" office:value="108.43" calcext:value-type="float">
            <text:p>108.43</text:p>
          </table:table-cell>
          <table:table-cell table:style-name="ce56" office:value-type="float" office:value="268.71" calcext:value-type="float">
            <text:p>268.71</text:p>
          </table:table-cell>
          <table:table-cell table:style-name="ce71" office:value-type="float" office:value="2.8" calcext:value-type="float">
            <text:p>2.8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400" calcext:value-type="float">
            <text:p><text:s text:c="3"/>7,400</text:p>
          </table:table-cell>
          <table:table-cell table:style-name="ce35" office:value-type="float" office:value="286757" calcext:value-type="float">
            <text:p><text:s text:c="3"/>286,757</text:p>
          </table:table-cell>
          <table:table-cell table:style-name="ce35" office:value-type="float" office:value="830303" calcext:value-type="float">
            <text:p><text:s text:c="3"/>830,303</text:p>
          </table:table-cell>
          <table:table-cell table:style-name="ce35" office:value-type="float" office:value="424680" calcext:value-type="float">
            <text:p><text:s text:c="3"/>424,680</text:p>
          </table:table-cell>
          <table:table-cell table:style-name="ce35" office:value-type="float" office:value="405623" calcext:value-type="float">
            <text:p><text:s text:c="3"/>405,623</text:p>
          </table:table-cell>
          <table:table-cell table:style-name="ce56" office:value-type="float" office:value="104.7" calcext:value-type="float">
            <text:p>104.70</text:p>
          </table:table-cell>
          <table:table-cell table:style-name="ce56" office:value-type="float" office:value="299.14" calcext:value-type="float">
            <text:p>299.14</text:p>
          </table:table-cell>
          <table:table-cell table:style-name="ce71" office:value-type="float" office:value="2.9" calcext:value-type="float">
            <text:p>2.9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69" calcext:value-type="float">
            <text:p><text:s text:c="3"/>82,869</text:p>
          </table:table-cell>
          <table:table-cell table:style-name="ce35" office:value-type="float" office:value="219627" calcext:value-type="float">
            <text:p><text:s text:c="3"/>219,627</text:p>
          </table:table-cell>
          <table:table-cell table:style-name="ce35" office:value-type="float" office:value="113415" calcext:value-type="float">
            <text:p><text:s text:c="3"/>113,415</text:p>
          </table:table-cell>
          <table:table-cell table:style-name="ce35" office:value-type="float" office:value="106212" calcext:value-type="float">
            <text:p><text:s text:c="3"/>106,212</text:p>
          </table:table-cell>
          <table:table-cell table:style-name="ce56" office:value-type="float" office:value="106.78" calcext:value-type="float">
            <text:p>106.78</text:p>
          </table:table-cell>
          <table:table-cell table:style-name="ce56" office:value-type="float" office:value="62.48" calcext:value-type="float">
            <text:p>62.48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89" calcext:value-type="float">
            <text:p><text:s text:c="3"/>3,589</text:p>
          </table:table-cell>
          <table:table-cell table:style-name="ce35" office:value-type="float" office:value="125901" calcext:value-type="float">
            <text:p><text:s text:c="3"/>125,901</text:p>
          </table:table-cell>
          <table:table-cell table:style-name="ce35" office:value-type="float" office:value="329374" calcext:value-type="float">
            <text:p><text:s text:c="3"/>329,374</text:p>
          </table:table-cell>
          <table:table-cell table:style-name="ce35" office:value-type="float" office:value="167288" calcext:value-type="float">
            <text:p><text:s text:c="3"/>167,288</text:p>
          </table:table-cell>
          <table:table-cell table:style-name="ce35" office:value-type="float" office:value="162086" calcext:value-type="float">
            <text:p><text:s text:c="3"/>162,086</text:p>
          </table:table-cell>
          <table:table-cell table:style-name="ce56" office:value-type="float" office:value="103.21" calcext:value-type="float">
            <text:p>103.21</text:p>
          </table:table-cell>
          <table:table-cell table:style-name="ce56" office:value-type="float" office:value="71.16" calcext:value-type="float">
            <text:p>71.16</text:p>
          </table:table-cell>
          <table:table-cell table:style-name="ce71" office:value-type="float" office:value="2.62" calcext:value-type="float">
            <text:p>2.6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39884" calcext:value-type="float">
            <text:p><text:s text:c="3"/>39,884</text:p>
          </table:table-cell>
          <table:table-cell table:style-name="ce35" office:value-type="float" office:value="104005" calcext:value-type="float">
            <text:p><text:s text:c="3"/>104,005</text:p>
          </table:table-cell>
          <table:table-cell table:style-name="ce35" office:value-type="float" office:value="53592" calcext:value-type="float">
            <text:p><text:s text:c="3"/>53,592</text:p>
          </table:table-cell>
          <table:table-cell table:style-name="ce35" office:value-type="float" office:value="50413" calcext:value-type="float">
            <text:p><text:s text:c="3"/>50,413</text:p>
          </table:table-cell>
          <table:table-cell table:style-name="ce56" office:value-type="float" office:value="106.31" calcext:value-type="float">
            <text:p>106.31</text:p>
          </table:table-cell>
          <table:table-cell table:style-name="ce56" office:value-type="float" office:value="819.81" calcext:value-type="float">
            <text:p>819.81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19" calcext:value-type="float">
            <text:p><text:s text:c="3"/>3,319</text:p>
          </table:table-cell>
          <table:table-cell table:style-name="ce35" office:value-type="float" office:value="152800" calcext:value-type="float">
            <text:p><text:s text:c="3"/>152,800</text:p>
          </table:table-cell>
          <table:table-cell table:style-name="ce35" office:value-type="float" office:value="371560" calcext:value-type="float">
            <text:p><text:s text:c="3"/>371,560</text:p>
          </table:table-cell>
          <table:table-cell table:style-name="ce35" office:value-type="float" office:value="185963" calcext:value-type="float">
            <text:p><text:s text:c="3"/>185,963</text:p>
          </table:table-cell>
          <table:table-cell table:style-name="ce35" office:value-type="float" office:value="185597" calcext:value-type="float">
            <text:p><text:s text:c="3"/>185,597</text:p>
          </table:table-cell>
          <table:table-cell table:style-name="ce56" office:value-type="float" office:value="100.2" calcext:value-type="float">
            <text:p>100.20</text:p>
          </table:table-cell>
          <table:table-cell table:style-name="ce56" office:value-type="float" office:value="2798.76" calcext:value-type="float">
            <text:p>2,798.76</text:p>
          </table:table-cell>
          <table:table-cell table:style-name="ce71" office:value-type="float" office:value="2.43" calcext:value-type="float">
            <text:p>2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5" calcext:value-type="float">
            <text:p><text:s text:c="3"/>2,185</text:p>
          </table:table-cell>
          <table:table-cell table:style-name="ce35" office:value-type="float" office:value="162992" calcext:value-type="float">
            <text:p><text:s text:c="3"/>162,992</text:p>
          </table:table-cell>
          <table:table-cell table:style-name="ce35" office:value-type="float" office:value="440717" calcext:value-type="float">
            <text:p><text:s text:c="3"/>440,717</text:p>
          </table:table-cell>
          <table:table-cell table:style-name="ce35" office:value-type="float" office:value="217633" calcext:value-type="float">
            <text:p><text:s text:c="3"/>217,633</text:p>
          </table:table-cell>
          <table:table-cell table:style-name="ce35" office:value-type="float" office:value="223084" calcext:value-type="float">
            <text:p><text:s text:c="3"/>223,084</text:p>
          </table:table-cell>
          <table:table-cell table:style-name="ce56" office:value-type="float" office:value="97.56" calcext:value-type="float">
            <text:p>97.56</text:p>
          </table:table-cell>
          <table:table-cell table:style-name="ce56" office:value-type="float" office:value="4231.45" calcext:value-type="float">
            <text:p>4,231.45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1" calcext:value-type="float">
            <text:p><text:s text:c="3"/>1,381</text:p>
          </table:table-cell>
          <table:table-cell table:style-name="ce35" office:value-type="float" office:value="99433" calcext:value-type="float">
            <text:p><text:s text:c="3"/>99,433</text:p>
          </table:table-cell>
          <table:table-cell table:style-name="ce35" office:value-type="float" office:value="269338" calcext:value-type="float">
            <text:p><text:s text:c="3"/>269,338</text:p>
          </table:table-cell>
          <table:table-cell table:style-name="ce35" office:value-type="float" office:value="130937" calcext:value-type="float">
            <text:p><text:s text:c="3"/>130,937</text:p>
          </table:table-cell>
          <table:table-cell table:style-name="ce35" office:value-type="float" office:value="138401" calcext:value-type="float">
            <text:p><text:s text:c="3"/>138,401</text:p>
          </table:table-cell>
          <table:table-cell table:style-name="ce56" office:value-type="float" office:value="94.61" calcext:value-type="float">
            <text:p>94.61</text:p>
          </table:table-cell>
          <table:table-cell table:style-name="ce56" office:value-type="float" office:value="4487.05" calcext:value-type="float">
            <text:p>4,487.05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2741" calcext:value-type="float">
            <text:p><text:s text:c="3"/>42,741</text:p>
          </table:table-cell>
          <table:table-cell table:style-name="ce34" office:value-type="float" office:value="150096" calcext:value-type="float">
            <text:p><text:s text:c="3"/>150,096</text:p>
          </table:table-cell>
          <table:table-cell table:style-name="ce34" office:value-type="float" office:value="75926" calcext:value-type="float">
            <text:p><text:s text:c="3"/>75,926</text:p>
          </table:table-cell>
          <table:table-cell table:style-name="ce34" office:value-type="float" office:value="74170" calcext:value-type="float">
            <text:p><text:s text:c="3"/>74,170</text:p>
          </table:table-cell>
          <table:table-cell table:style-name="ce55" office:value-type="float" office:value="102.37" calcext:value-type="float">
            <text:p>102.37</text:p>
          </table:table-cell>
          <table:table-cell table:style-name="ce55" office:value-type="float" office:value="831.76" calcext:value-type="float">
            <text:p>831.76</text:p>
          </table:table-cell>
          <table:table-cell table:style-name="ce70" office:value-type="float" office:value="3.51" calcext:value-type="float">
            <text:p>3.5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39899" calcext:value-type="float">
            <text:p><text:s text:c="3"/>39,899</text:p>
          </table:table-cell>
          <table:table-cell table:style-name="ce35" office:value-type="float" office:value="137255" calcext:value-type="float">
            <text:p><text:s text:c="3"/>137,255</text:p>
          </table:table-cell>
          <table:table-cell table:style-name="ce35" office:value-type="float" office:value="68605" calcext:value-type="float">
            <text:p><text:s text:c="3"/>68,605</text:p>
          </table:table-cell>
          <table:table-cell table:style-name="ce35" office:value-type="float" office:value="68650" calcext:value-type="float">
            <text:p><text:s text:c="3"/>68,650</text:p>
          </table:table-cell>
          <table:table-cell table:style-name="ce56" office:value-type="float" office:value="99.93" calcext:value-type="float">
            <text:p>99.93</text:p>
          </table:table-cell>
          <table:table-cell table:style-name="ce56" office:value-type="float" office:value="905.04" calcext:value-type="float">
            <text:p>905.04</text:p>
          </table:table-cell>
          <table:table-cell table:style-name="ce71" office:value-type="float" office:value="3.44" calcext:value-type="float">
            <text:p>3.4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842" calcext:value-type="float">
            <text:p><text:s text:c="3"/>2,842</text:p>
          </table:table-cell>
          <table:table-cell table:style-name="ce35" office:value-type="float" office:value="12841" calcext:value-type="float">
            <text:p><text:s text:c="3"/>12,841</text:p>
          </table:table-cell>
          <table:table-cell table:style-name="ce35" office:value-type="float" office:value="7321" calcext:value-type="float">
            <text:p><text:s text:c="3"/>7,321</text:p>
          </table:table-cell>
          <table:table-cell table:style-name="ce35" office:value-type="float" office:value="5520" calcext:value-type="float">
            <text:p><text:s text:c="3"/>5,520</text:p>
          </table:table-cell>
          <table:table-cell table:style-name="ce56" office:value-type="float" office:value="132.63" calcext:value-type="float">
            <text:p>132.63</text:p>
          </table:table-cell>
          <table:table-cell table:style-name="ce56" office:value-type="float" office:value="445.87" calcext:value-type="float">
            <text:p>445.87</text:p>
          </table:table-cell>
          <table:table-cell table:style-name="ce71" office:value-type="float" office:value="4.52" calcext:value-type="float">
            <text:p>4.52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6年12月4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789" meta:object-count="0"/>
    <meta:generator>LibreOffice/5.0.6.2$Linux_X86_64 LibreOffice_project/00$Build-2</meta:generator>
  </office:meta>
</office:document-meta>
</file>